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100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494cm" fo:margin-bottom="0.494cm" loext:contextual-spacing="false" fo:line-height="100%"/>
    </style:style>
    <style:style style:name="P3" style:family="paragraph" style:parent-style-name="Standard" style:master-page-name="Standard">
      <style:paragraph-properties fo:margin-top="0.494cm" fo:margin-bottom="0.494cm" loext:contextual-spacing="false" fo:line-height="100%" style:page-number="auto"/>
    </style:style>
    <style:style style:name="P4" style:family="paragraph" style:parent-style-name="List_20_Paragraph" style:list-style-name="WWNum1"/>
    <style:style style:name="T1" style:family="text">
      <style:text-properties fo:color="#000000" style:font-name="Tahoma" fo:font-size="10pt" fo:font-weight="bold" style:font-name-asian="Times New Roman" style:font-size-asian="10pt" style:language-asian="en" style:country-asian="GB" style:font-weight-asian="bold" style:font-name-complex="Tahoma1" style:font-size-complex="10pt" style:font-weight-complex="bold"/>
    </style:style>
    <style:style style:name="T2" style:family="text">
      <style:text-properties fo:color="#000000" style:font-name="Tahoma" fo:font-size="10pt" style:text-underline-style="solid" style:text-underline-width="auto" style:text-underline-color="font-color" style:font-name-asian="Times New Roman" style:font-size-asian="10pt" style:language-asian="en" style:country-asian="GB" style:font-name-complex="Tahoma1" style:font-size-complex="10pt" style:font-weight-complex="bold"/>
    </style:style>
    <style:style style:name="T3" style:family="text">
      <style:text-properties fo:color="#000000" style:font-name="Tahoma" fo:font-size="10pt" style:font-name-asian="Times New Roman" style:font-size-asian="10pt" style:language-asian="en" style:country-asian="GB" style:font-name-complex="Tahoma1" style:font-size-complex="10pt" style:font-weight-complex="bold"/>
    </style:style>
    <style:style style:name="T4" style:family="text">
      <style:text-properties fo:color="#000000" style:font-name="Wingdings" fo:font-size="10pt" style:font-name-asian="Wingdings2" style:font-size-asian="10pt" style:language-asian="en" style:country-asian="GB" style:font-name-complex="Wingdings2" style:font-size-complex="10pt" style:font-weight-complex="bold"/>
    </style:style>
    <style:style style:name="T5" style:family="text">
      <style:text-properties fo:color="#000000" style:text-position="sub 58%" style:font-name="Tahoma" fo:font-size="10pt" style:font-name-asian="Times New Roman" style:font-size-asian="10pt" style:language-asian="en" style:country-asian="GB" style:font-name-complex="Tahoma1" style:font-size-complex="10pt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style:text-position="sub 58%"/>
    </style:style>
    <style:style style:name="T8" style:family="text">
      <style:text-properties style:text-position="sub 58%"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color="#00b050" fo:font-weight="bold" style:font-weight-asian="bold"/>
    </style:style>
    <style:style style:name="T11" style:family="text">
      <style:text-properties fo:color="#00b050" style:text-position="sub 58%" fo:font-style="italic" fo:font-weight="bold" style:font-style-asian="italic" style:font-weight-asian="bold"/>
    </style:style>
    <style:style style:name="T12" style:family="text">
      <style:text-properties fo:color="#00b050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ichael's late 2014 simplified model ** that provides recursion relation equations that generalise across individual gametes.</text:span></text:p>
      <text:p text:style-name="P2"><text:span text:style-name="T2">Alleles</text:span><text:span text:style-name="T3">:<text:tab/><text:tab/><text:tab/><text:tab/><text:tab/></text:span><text:span text:style-name="T2">Assumptions</text:span><text:bookmark text:name="_GoBack"/><text:span text:style-name="T3">:</text:span></text:p>
      <text:p text:style-name="P2"><text:span text:style-name="T3">H-locus = {H, h} <text:tab/><text:tab/><text:tab/>H </text:span><text:span text:style-name="T4"></text:span><text:span text:style-name="T3"> dominant Heg homing, </text:span><text:span text:style-name="T3"><office:annotation office:name="__Annotation__25_741018572"><dc:creator>Andrew Brockman</dc:creator><dc:date>2015-04-28T18:04:00</dc:date><loext:sender-initials>AB</loext:sender-initials><text:p>It’s more realistic that this is recessive as one KO’d telomerase would likely be dosage compensated by the non-KO’d locus</text:p></office:annotation></text:span><text:span text:style-name="T3">recessive</text:span><office:annotation-end office:name="__Annotation__25_741018572"/><text:span text:style-name="T3"> telomere shortening</text:span></text:p>
      <text:p text:style-name="P2"><text:span text:style-name="T3">T-locus = {T</text:span><text:span text:style-name="T5">0</text:span><text:span text:style-name="T3">, T</text:span><text:span text:style-name="T5">1</text:span><text:span text:style-name="T3">, T</text:span><text:span text:style-name="T5">2</text:span><text:span text:style-name="T3">, T</text:span><text:span text:style-name="T5">3</text:span><text:span text:style-name="T3">} <text:tab/><text:tab/>T</text:span><text:span text:style-name="T5">0 </text:span><text:span text:style-name="T4"></text:span><text:span text:style-name="T3"> dominant lethality </text:span></text:p>
      <text:p text:style-name="List_20_Paragraph"/>
      <text:list xml:id="list2291186843" text:style-name="WWNum1">
        <text:list-item>
          <text:p text:style-name="P4">Gamete frequency at stage <text:span text:style-name="T6">N</text:span>:</text:p>
        </text:list-item>
      </text:list>
      <text:p text:style-name="List_20_Paragraph"><text:span text:style-name="T6">p</text:span><text:span text:style-name="T7">0</text:span> = HT<text:span text:style-name="T7">0</text:span><text:tab/><text:tab/><text:span text:style-name="T6">q</text:span><text:span text:style-name="T7">0</text:span> = hT<text:span text:style-name="T7">0</text:span><text:line-break/><text:span text:style-name="T6">p</text:span><text:span text:style-name="T7">­1</text:span> = HT<text:span text:style-name="T7">1</text:span><text:tab/><text:tab/><text:span text:style-name="T6">q</text:span><text:span text:style-name="T7">1</text:span> = hT<text:span text:style-name="T7">1</text:span></text:p>
      <text:p text:style-name="List_20_Paragraph"><text:span text:style-name="T6">p</text:span><text:span text:style-name="T7">2</text:span> = HT<text:span text:style-name="T7">2</text:span><text:tab/><text:tab/><text:span text:style-name="T6">q</text:span><text:span text:style-name="T7">2</text:span> = hT<text:span text:style-name="T7">2</text:span></text:p>
      <text:p text:style-name="List_20_Paragraph"><text:span text:style-name="T6">p</text:span><text:span text:style-name="T7">3</text:span> = HT<text:span text:style-name="T7">3</text:span><text:tab/><text:tab/><text:span text:style-name="T6">q</text:span><text:span text:style-name="T7">3</text:span> = hT<text:span text:style-name="T7">3</text:span></text:p>
      <text:p text:style-name="List_20_Paragraph"/>
      <text:list xml:id="list192740920331389" text:continue-numbering="true" text:style-name="WWNum1">
        <text:list-item>
          <text:p text:style-name="P4">Allow for random mating</text:p>
          <text:list>
            <text:list-item>
              <text:p text:style-name="P4"><text:span text:style-name="T9">CASE 1:</text:span> hT<text:span text:style-name="T8">i</text:span> meets HT<text:span text:style-name="T8">j</text:span><text:tab/>|| <text:span text:style-name="T6">q</text:span><text:span text:style-name="T8">i</text:span><text:span text:style-name="T6"> p</text:span><text:span text:style-name="T8">j<text:line-break/></text:span></text:p>
            </text:list-item>
            <text:list-item>
              <text:p text:style-name="P4">Allow for recombination<text:line-break/>( hT<text:span text:style-name="T8">i </text:span>) &amp; (HT<text:span text:style-name="T8">j</text:span> ) <text:s text:c="18"/>|| <text:span text:style-name="T6">q</text:span><text:span text:style-name="T8">i</text:span><text:span text:style-name="T6"> p</text:span><text:span text:style-name="T8">j</text:span> (1-r)<text:line-break/>( hT<text:span text:style-name="T8">j </text:span>) &amp; (HT<text:span text:style-name="T8">i</text:span> ) <text:s text:c="18"/>|| <text:span text:style-name="T6">q</text:span><text:span text:style-name="T8">i</text:span><text:span text:style-name="T6"> p</text:span><text:span text:style-name="T8">j</text:span> r<text:line-break/></text:p>
            </text:list-item>
            <text:list-item>
              <text:p text:style-name="P4">Allow for homing<text:line-break/>( hT<text:span text:style-name="T8">i </text:span>) &amp; (HT<text:span text:style-name="T8">j</text:span> ) <text:s text:c="18"/>|| <text:span text:style-name="T6">q</text:span><text:span text:style-name="T8">i</text:span><text:span text:style-name="T6"> p</text:span><text:span text:style-name="T8">j</text:span> (1-r) (1-e)<text:line-break/>( HT<text:span text:style-name="T8">i </text:span>) &amp; (HT<text:span text:style-name="T8">j</text:span> ) <text:s text:c="18"/>|| <text:span text:style-name="T6">q</text:span><text:span text:style-name="T8">i</text:span><text:span text:style-name="T6"> p</text:span><text:span text:style-name="T8">j</text:span> (1-r) e<text:line-break/>( hT<text:span text:style-name="T8">j </text:span>) &amp; (HT<text:span text:style-name="T8">i</text:span> ) <text:s text:c="18"/>|| <text:span text:style-name="T6">q</text:span><text:span text:style-name="T8">i</text:span><text:span text:style-name="T6"> p</text:span><text:span text:style-name="T8">j</text:span> r (1-e)<text:line-break/>( HT<text:span text:style-name="T8">j </text:span>) &amp; (HT<text:span text:style-name="T8">i</text:span> ) <text:s text:c="18"/>|| <text:span text:style-name="T6">q</text:span><text:span text:style-name="T8">i</text:span><text:span text:style-name="T6"> p</text:span><text:span text:style-name="T8">j</text:span> r e<text:line-break/></text:p>
            </text:list-item>
            <text:list-item>
              <text:p text:style-name="P4">Allow for telomere shortening (recessive)<text:line-break/><text:span text:style-name="T10">( hT</text:span><text:span text:style-name="T11">i </text:span><text:span text:style-name="T10">) &amp; (HT</text:span><text:span text:style-name="T11">j</text:span><text:span text:style-name="T10"> )</text:span> <text:s text:c="18"/>|| <text:span text:style-name="T6">q</text:span><text:span text:style-name="T8">i</text:span><text:span text:style-name="T6"> p</text:span><text:span text:style-name="T8">j</text:span> (1-r) (1-e) <text:tab/><text:tab/>(no role for shortening)<text:line-break/>( HT<text:span text:style-name="T8">i</text:span><text:span text:style-name="T7">-1</text:span><text:span text:style-name="T8"> </text:span>) &amp; (HT<text:span text:style-name="T8">j</text:span><text:span text:style-name="T7">-1</text:span> ) <text:s text:c="14"/>|| <text:span text:style-name="T6">q</text:span><text:span text:style-name="T8">i</text:span><text:span text:style-name="T6"> p</text:span><text:span text:style-name="T8">j</text:span> (1-r) e<text:line-break/><text:span text:style-name="T10">( hT</text:span><text:span text:style-name="T11">j </text:span><text:span text:style-name="T10">) &amp; (HT</text:span><text:span text:style-name="T11">i</text:span><text:span text:style-name="T10"> )</text:span><text:span text:style-name="T12"> <text:s text:c="18"/></text:span>|| <text:span text:style-name="T6">q</text:span><text:span text:style-name="T8">i</text:span><text:span text:style-name="T6"> p</text:span><text:span text:style-name="T8">j</text:span> r (1-e) <text:tab/><text:tab/><text:tab/>(no role for shortening)<text:line-break/>( HT<text:span text:style-name="T8">j</text:span><text:span text:style-name="T7">-1</text:span><text:span text:style-name="T8"> </text:span>) &amp; (HT<text:span text:style-name="T8">i</text:span><text:span text:style-name="T7">-1</text:span> ) <text:s text:c="14"/>|| <text:span text:style-name="T6">q</text:span><text:span text:style-name="T8">i</text:span><text:span text:style-name="T6"> p</text:span><text:span text:style-name="T8">j</text:span> r e<text:line-break/></text:p>
            </text:list-item>
            <text:list-item>
              <text:p text:style-name="P4">Final gamete frequency<text:line-break/>hT<text:span text:style-name="T8">i</text:span> <text:s text:c="21"/>|| <text:span text:style-name="T6">q</text:span><text:span text:style-name="T8">i</text:span><text:span text:style-name="T6"> p</text:span><text:span text:style-name="T8">j</text:span><text:span text:style-name="T6"> </text:span>½ (1-r) (1-e)<text:line-break/>hT<text:span text:style-name="T8">j</text:span><text:span text:style-name="T6"> </text:span><text:s text:c="21"/>|| <text:span text:style-name="T6">q</text:span><text:span text:style-name="T8">i</text:span><text:span text:style-name="T6"> p</text:span><text:span text:style-name="T8">j</text:span><text:span text:style-name="T6"> </text:span>½ r (1-e)<text:line-break/>HT<text:span text:style-name="T8">j</text:span><text:span text:style-name="T7"> <text:s/></text:span><text:s text:c="20"/>|| <text:span text:style-name="T6">q</text:span><text:span text:style-name="T8">i</text:span><text:span text:style-name="T6"> p</text:span><text:span text:style-name="T8">j</text:span><text:span text:style-name="T6"> </text:span>½ (1-r) (1-e)<text:line-break/>HT<text:span text:style-name="T8">i</text:span><text:span text:style-name="T6"> </text:span><text:s text:c="21"/>|| <text:span text:style-name="T6">q</text:span><text:span text:style-name="T8">i</text:span><text:span text:style-name="T6"> p</text:span><text:span text:style-name="T8">j</text:span><text:span text:style-name="T6"> </text:span>½ r (1-e)<text:line-break/>HT<text:span text:style-name="T8">i</text:span><text:span text:style-name="T7">-1</text:span> <text:s text:c="19"/>|| <text:span text:style-name="T6">q</text:span><text:span text:style-name="T8">i</text:span><text:span text:style-name="T6"> p</text:span><text:span text:style-name="T8">j</text:span> ½ e<text:line-break/>HT<text:span text:style-name="T8">j</text:span><text:span text:style-name="T7">-1</text:span> <text:s text:c="19"/>|| <text:span text:style-name="T6">q</text:span><text:span text:style-name="T8">i</text:span><text:span text:style-name="T6"> p</text:span><text:span text:style-name="T8">j</text:span> ½ e<text:line-break/></text:p>
            </text:list-item>
            <text:list-item>
              <text:p text:style-name="P4"><text:span text:style-name="T9">CASE 2: </text:span>HT<text:span text:style-name="T8">i</text:span> meets HT<text:span text:style-name="T8">j</text:span><text:tab/>|| <text:span text:style-name="T6">p</text:span><text:span text:style-name="T8">i</text:span><text:span text:style-name="T6"> p</text:span><text:span text:style-name="T8">j</text:span><text:line-break/></text:p>
            </text:list-item>
            <text:list-item>
              <text:p text:style-name="P4">No role for recombination<text:line-break/>( HT<text:span text:style-name="T8">i </text:span>) &amp; (HT<text:span text:style-name="T8">j</text:span> ) <text:s text:c="18"/>|| <text:span text:style-name="T6">p</text:span><text:span text:style-name="T8">i</text:span><text:span text:style-name="T6"> p</text:span><text:span text:style-name="T8">j</text:span> <text:line-break/></text:p>
            </text:list-item>
            <text:list-item>
              <text:p text:style-name="P4">No role for homing<text:line-break/>( HT<text:span text:style-name="T8">i </text:span>) &amp; (HT<text:span text:style-name="T8">j</text:span> ) <text:s text:c="18"/>|| <text:span text:style-name="T6">p</text:span><text:span text:style-name="T8">i</text:span><text:span text:style-name="T6"> p</text:span><text:span text:style-name="T8">j</text:span> <text:line-break/></text:p>
            </text:list-item>
            <text:list-item>
              <text:p text:style-name="P4"><text:soft-page-break/>Allow for telomere shortening (dominant)<text:line-break/>( HT<text:span text:style-name="T8">i-1 </text:span>) &amp; (HT<text:span text:style-name="T8">j-1</text:span>) <text:s text:c="18"/>|| <text:span text:style-name="T6">p</text:span><text:span text:style-name="T8">i</text:span><text:span text:style-name="T6"> p</text:span><text:span text:style-name="T8">j</text:span> <text:line-break/></text:p>
            </text:list-item>
            <text:list-item>
              <text:p text:style-name="P4">Final gamete frequency<text:line-break/>HT<text:span text:style-name="T8">i-1</text:span> <text:s text:c="19"/>|| <text:span text:style-name="T6">p</text:span><text:span text:style-name="T8">i</text:span><text:span text:style-name="T6"> p</text:span><text:span text:style-name="T8">j</text:span> ½ <text:line-break/>HT<text:span text:style-name="T8">j-1</text:span> <text:s text:c="19"/>|| <text:span text:style-name="T6">p</text:span><text:span text:style-name="T8">i</text:span><text:span text:style-name="T6"> p</text:span><text:span text:style-name="T8">j</text:span> ½ <text:line-break/></text:p>
            </text:list-item>
            <text:list-item>
              <text:p text:style-name="P4"><text:span text:style-name="T9">CASE 3:</text:span> hT<text:span text:style-name="T8">i</text:span> meets hT<text:span text:style-name="T8">j</text:span><text:tab/>|| <text:span text:style-name="T6">q</text:span><text:span text:style-name="T8">i</text:span><text:span text:style-name="T6"> q</text:span><text:span text:style-name="T8">j<text:line-break/></text:span></text:p>
            </text:list-item>
            <text:list-item>
              <text:p text:style-name="P4">No role for recombination<text:line-break/>( hT<text:span text:style-name="T8">i </text:span>) &amp; (hT<text:span text:style-name="T8">j</text:span> ) <text:s text:c="18"/>|| <text:span text:style-name="T6">q</text:span><text:span text:style-name="T8">i</text:span><text:span text:style-name="T6"> q</text:span><text:span text:style-name="T8">j</text:span> <text:line-break/></text:p>
            </text:list-item>
            <text:list-item>
              <text:p text:style-name="P4">No role for homing<text:line-break/>( hT<text:span text:style-name="T8">i </text:span>) &amp; (hT<text:span text:style-name="T8">j</text:span> ) <text:s text:c="18"/>|| <text:span text:style-name="T6">q</text:span><text:span text:style-name="T8">i</text:span><text:span text:style-name="T6"> q</text:span><text:span text:style-name="T8">j</text:span> <text:line-break/></text:p>
            </text:list-item>
            <text:list-item>
              <text:p text:style-name="P4">No telomere shortening <text:line-break/>( hT<text:span text:style-name="T8">i </text:span>) &amp; (hT<text:span text:style-name="T8">j</text:span> ) <text:s text:c="18"/>|| <text:span text:style-name="T6">q</text:span><text:span text:style-name="T8">i</text:span><text:span text:style-name="T6"> q</text:span><text:span text:style-name="T8">j</text:span> <text:line-break/></text:p>
            </text:list-item>
            <text:list-item>
              <text:p text:style-name="P4">Final gamete frequency<text:line-break/>hT<text:span text:style-name="T8">i</text:span> <text:s text:c="19"/>|| <text:span text:style-name="T6">q</text:span><text:span text:style-name="T8">i</text:span><text:span text:style-name="T6"> q</text:span><text:span text:style-name="T8">j</text:span> ½ <text:line-break/>hT<text:span text:style-name="T8">j</text:span> <text:s text:c="19"/>|| <text:span text:style-name="T6">q</text:span><text:span text:style-name="T8">i</text:span><text:span text:style-name="T6"> q</text:span><text:span text:style-name="T8">j</text:span> ½ <text:line-break/></text:p>
            </text:list-item>
          </text:list>
        </text:list-item>
      </text:list>
      <text:p text:style-name="Standard"><text:line-break/>Summing over everything in the punnet square gives:</text:p>
      <text:p text:style-name="P1"><draw:frame draw:style-name="fr1" text:anchor-type="as-char" svg:width="14.975cm" svg:height="9.038cm" draw:z-index="0"><draw:object-ole xlink:href="./Obj100" xlink:type="simple" xlink:show="embed" xlink:actuate="onLoad"/><draw:image xlink:href="./ObjectReplacements/Obj10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hite</meta:initial-creator>
    <dc:creator>Andrew Brockman</dc:creator>
    <meta:editing-cycles>3</meta:editing-cycles>
    <meta:print-date>2015-04-28T17:36:00</meta:print-date>
    <meta:creation-date>2015-04-28T21:25:00</meta:creation-date>
    <dc:date>2015-04-28T21:34:00</dc:date>
    <meta:editing-duration>PT10M</meta:editing-duration>
    <meta:generator>LibreOffice/6.0.7.3$Linux_X86_64 LibreOffice_project/00m0$Build-3</meta:generator>
    <meta:document-statistic meta:table-count="0" meta:image-count="0" meta:object-count="1" meta:page-count="2" meta:paragraph-count="26" meta:word-count="395" meta:character-count="2115" meta:non-whitespace-character-count="12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